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237d" officeooo:paragraph-rsid="0015237d"/>
    </style:style>
    <style:style style:name="P2" style:family="paragraph" style:parent-style-name="Standard">
      <style:text-properties fo:language="en" fo:country="US" fo:font-weight="bold" officeooo:rsid="0015237d" officeooo:paragraph-rsid="0015237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GS</text:p>
      <text:h text:style-name="Heading_20_1" text:outline-level="1">Javafx: updating listviews</text:h>
      <text:p text:style-name="P1"><text:span text:style-name="T1">problem:</text:span> After clicking “Add” button in FccHasLogicSystem section the ListView ltvwImplication is fucosed on, or selected. </text:p>
      <text:p text:style-name="P2">Desired solution:<text:span text:style-name="T2"> After adding a LogicSystem do not select or focuse on ltvwImplication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20:06.166134983</meta:creation-date>
    <dc:date>2018-05-10T17:23:07.391223547</dc:date>
    <meta:editing-duration>PT3M5S</meta:editing-duration>
    <meta:editing-cycles>1</meta:editing-cycles>
    <meta:document-statistic meta:table-count="0" meta:image-count="0" meta:object-count="0" meta:page-count="1" meta:paragraph-count="4" meta:word-count="33" meta:character-count="241" meta:non-whitespace-character-count="211"/>
    <meta:generator>LibreOffice/5.3.2.1$Linux_X86_64 LibreOffice_project/7f6693c08cc110b9721245fc4bd4f1712e0c086c</meta:generator>
  </office:meta>
</office:document-meta>
</file>